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1b5fb2" officeooo:paragraph-rsid="001b5fb2"/>
    </style:style>
    <style:style style:name="P2" style:family="paragraph" style:parent-style-name="Standard">
      <style:paragraph-properties fo:text-align="justify" style:justify-single-word="false"/>
      <style:text-properties officeooo:paragraph-rsid="005af84b"/>
    </style:style>
    <style:style style:name="P3" style:family="paragraph" style:parent-style-name="Standard">
      <style:paragraph-properties fo:text-align="justify" style:justify-single-word="false"/>
      <style:text-properties officeooo:paragraph-rsid="00b740a9"/>
    </style:style>
    <style:style style:name="P4" style:family="paragraph" style:parent-style-name="Standard">
      <style:paragraph-properties fo:text-align="justify" style:justify-single-word="false"/>
      <style:text-properties officeooo:paragraph-rsid="00261cb9"/>
    </style:style>
    <style:style style:name="P5" style:family="paragraph" style:parent-style-name="Standard">
      <style:paragraph-properties fo:text-align="justify" style:justify-single-word="false"/>
      <style:text-properties officeooo:rsid="009ca4d1" officeooo:paragraph-rsid="009ca4d1"/>
    </style:style>
    <style:style style:name="P6" style:family="paragraph" style:parent-style-name="Standard">
      <style:paragraph-properties fo:text-align="justify" style:justify-single-word="false"/>
      <style:text-properties officeooo:rsid="00b740a9" officeooo:paragraph-rsid="00b740a9"/>
    </style:style>
    <style:style style:name="T1" style:family="text">
      <style:text-properties officeooo:rsid="001ee8d0"/>
    </style:style>
    <style:style style:name="T2" style:family="text">
      <style:text-properties style:font-name="Times New Roman"/>
    </style:style>
    <style:style style:name="T3" style:family="text">
      <style:text-properties style:font-name="Times New Roman" officeooo:rsid="0037f028"/>
    </style:style>
    <style:style style:name="T4" style:family="text">
      <style:text-properties style:font-name="Times New Roman" officeooo:rsid="0038e65d"/>
    </style:style>
    <style:style style:name="T5" style:family="text">
      <style:text-properties style:font-name="Times New Roman" officeooo:rsid="0053b858"/>
    </style:style>
    <style:style style:name="T6" style:family="text">
      <style:text-properties style:font-name="Times New Roman" officeooo:rsid="005728aa"/>
    </style:style>
    <style:style style:name="T7" style:family="text">
      <style:text-properties style:font-name="Times New Roman" officeooo:rsid="0057f6aa"/>
    </style:style>
    <style:style style:name="T8" style:family="text">
      <style:text-properties style:font-name="Times New Roman" officeooo:rsid="00593e7d"/>
    </style:style>
    <style:style style:name="T9" style:family="text">
      <style:text-properties style:font-name="Times New Roman" officeooo:rsid="005952c5"/>
    </style:style>
    <style:style style:name="T10" style:family="text">
      <style:text-properties style:font-name="Times New Roman" officeooo:rsid="005c930b"/>
    </style:style>
    <style:style style:name="T11" style:family="text">
      <style:text-properties style:font-name="Times New Roman" officeooo:rsid="00708da1"/>
    </style:style>
    <style:style style:name="T12" style:family="text">
      <style:text-properties style:font-name="Times New Roman" officeooo:rsid="0074a952"/>
    </style:style>
    <style:style style:name="T13" style:family="text">
      <style:text-properties style:font-name="Times New Roman" officeooo:rsid="0075bff1"/>
    </style:style>
    <style:style style:name="T14" style:family="text">
      <style:text-properties style:font-name="Times New Roman" officeooo:rsid="00784735"/>
    </style:style>
    <style:style style:name="T15" style:family="text">
      <style:text-properties style:font-name="Times New Roman" officeooo:rsid="007a1cb4"/>
    </style:style>
    <style:style style:name="T16" style:family="text">
      <style:text-properties style:font-name="Times New Roman" officeooo:rsid="007c8b0c"/>
    </style:style>
    <style:style style:name="T17" style:family="text">
      <style:text-properties style:font-name="Times New Roman" officeooo:rsid="007d208f"/>
    </style:style>
    <style:style style:name="T18" style:family="text">
      <style:text-properties style:font-name="Times New Roman" officeooo:rsid="007f1579"/>
    </style:style>
    <style:style style:name="T19" style:family="text">
      <style:text-properties style:font-name="Times New Roman" officeooo:rsid="007f45ab"/>
    </style:style>
    <style:style style:name="T20" style:family="text">
      <style:text-properties style:font-name="Times New Roman" officeooo:rsid="00806eef"/>
    </style:style>
    <style:style style:name="T21" style:family="text">
      <style:text-properties style:font-name="Times New Roman" officeooo:rsid="0080b91f"/>
    </style:style>
    <style:style style:name="T22" style:family="text">
      <style:text-properties style:font-name="Times New Roman" officeooo:rsid="0082713c"/>
    </style:style>
    <style:style style:name="T23" style:family="text">
      <style:text-properties style:font-name="Times New Roman" officeooo:rsid="00845613"/>
    </style:style>
    <style:style style:name="T24" style:family="text">
      <style:text-properties style:font-name="Times New Roman" officeooo:rsid="0085cee8"/>
    </style:style>
    <style:style style:name="T25" style:family="text">
      <style:text-properties style:font-name="Times New Roman" officeooo:rsid="008609b3"/>
    </style:style>
    <style:style style:name="T26" style:family="text">
      <style:text-properties style:font-name="Times New Roman" officeooo:rsid="0087ba23"/>
    </style:style>
    <style:style style:name="T27" style:family="text">
      <style:text-properties style:font-name="Times New Roman" officeooo:rsid="0088cd64"/>
    </style:style>
    <style:style style:name="T28" style:family="text">
      <style:text-properties style:font-name="Times New Roman" officeooo:rsid="008a65c2"/>
    </style:style>
    <style:style style:name="T29" style:family="text">
      <style:text-properties style:font-name="Times New Roman" officeooo:rsid="008bd6e5"/>
    </style:style>
    <style:style style:name="T30" style:family="text">
      <style:text-properties style:font-name="Times New Roman" officeooo:rsid="008ce25e"/>
    </style:style>
    <style:style style:name="T31" style:family="text">
      <style:text-properties style:font-name="Times New Roman" officeooo:rsid="008ecc33"/>
    </style:style>
    <style:style style:name="T32" style:family="text">
      <style:text-properties style:font-name="Times New Roman" officeooo:rsid="00908b48"/>
    </style:style>
    <style:style style:name="T33" style:family="text">
      <style:text-properties style:font-name="Times New Roman" officeooo:rsid="00911b0e"/>
    </style:style>
    <style:style style:name="T34" style:family="text">
      <style:text-properties style:font-name="Times New Roman" officeooo:rsid="00927603"/>
    </style:style>
    <style:style style:name="T35" style:family="text">
      <style:text-properties style:font-name="Times New Roman" officeooo:rsid="0094d7ad"/>
    </style:style>
    <style:style style:name="T36" style:family="text">
      <style:text-properties style:font-name="Times New Roman" officeooo:rsid="0094f2df"/>
    </style:style>
    <style:style style:name="T37" style:family="text">
      <style:text-properties style:font-name="Times New Roman" officeooo:rsid="009d0d7f"/>
    </style:style>
    <style:style style:name="T38" style:family="text">
      <style:text-properties style:font-name="Times New Roman" officeooo:rsid="009e02b8"/>
    </style:style>
    <style:style style:name="T39" style:family="text">
      <style:text-properties style:font-name="Times New Roman" officeooo:rsid="009fda83"/>
    </style:style>
    <style:style style:name="T40" style:family="text">
      <style:text-properties style:font-name="Times New Roman" officeooo:rsid="00a0c376"/>
    </style:style>
    <style:style style:name="T41" style:family="text">
      <style:text-properties style:font-name="Times New Roman" officeooo:rsid="00a1c07e"/>
    </style:style>
    <style:style style:name="T42" style:family="text">
      <style:text-properties style:font-name="Times New Roman" officeooo:rsid="00a2909a"/>
    </style:style>
    <style:style style:name="T43" style:family="text">
      <style:text-properties style:font-name="Times New Roman" officeooo:rsid="00a3b49f"/>
    </style:style>
    <style:style style:name="T44" style:family="text">
      <style:text-properties style:font-name="Times New Roman" officeooo:rsid="00a50298"/>
    </style:style>
    <style:style style:name="T45" style:family="text">
      <style:text-properties style:font-name="Times New Roman" officeooo:rsid="00a63cfd"/>
    </style:style>
    <style:style style:name="T46" style:family="text">
      <style:text-properties style:font-name="Times New Roman" officeooo:rsid="00aa719b"/>
    </style:style>
    <style:style style:name="T47" style:family="text">
      <style:text-properties style:font-name="Times New Roman" officeooo:rsid="00ab72f7"/>
    </style:style>
    <style:style style:name="T48" style:family="text">
      <style:text-properties style:font-name="Times New Roman" officeooo:rsid="00abc98d"/>
    </style:style>
    <style:style style:name="T49" style:family="text">
      <style:text-properties style:font-name="Times New Roman" officeooo:rsid="00ac0f04"/>
    </style:style>
    <style:style style:name="T50" style:family="text">
      <style:text-properties style:font-name="Times New Roman" officeooo:rsid="00ae32f2"/>
    </style:style>
    <style:style style:name="T51" style:family="text">
      <style:text-properties style:font-name="Times New Roman" officeooo:rsid="00af2b46"/>
    </style:style>
    <style:style style:name="T52" style:family="text">
      <style:text-properties style:font-name="Times New Roman" officeooo:rsid="00b0f894"/>
    </style:style>
    <style:style style:name="T53" style:family="text">
      <style:text-properties style:font-name="Times New Roman" officeooo:rsid="00b1983d"/>
    </style:style>
    <style:style style:name="T54" style:family="text">
      <style:text-properties style:font-name="Times New Roman" officeooo:rsid="00b2996b"/>
    </style:style>
    <style:style style:name="T55" style:family="text">
      <style:text-properties style:font-name="Times New Roman" officeooo:rsid="00b40bda"/>
    </style:style>
    <style:style style:name="T56" style:family="text">
      <style:text-properties style:font-name="Times New Roman" officeooo:rsid="00b553ae"/>
    </style:style>
    <style:style style:name="T57" style:family="text">
      <style:text-properties style:font-name="Times New Roman" officeooo:rsid="00b87871"/>
    </style:style>
    <style:style style:name="T58" style:family="text">
      <style:text-properties style:font-name="Times New Roman" officeooo:rsid="00be1d0a"/>
    </style:style>
    <style:style style:name="T59" style:family="text">
      <style:text-properties style:font-name="Times New Roman" officeooo:rsid="00c16aa6"/>
    </style:style>
    <style:style style:name="T60" style:family="text">
      <style:text-properties style:font-name="Times New Roman" officeooo:rsid="00c2b420"/>
    </style:style>
    <style:style style:name="T61" style:family="text">
      <style:text-properties style:font-name="Times New Roman" officeooo:rsid="00c36b7b"/>
    </style:style>
    <style:style style:name="T62" style:family="text">
      <style:text-properties style:font-name="Times New Roman" officeooo:rsid="00b740a9"/>
    </style:style>
    <style:style style:name="T63" style:family="text">
      <style:text-properties style:font-name="Times New Roman" officeooo:rsid="00c60e15"/>
    </style:style>
    <style:style style:name="T64" style:family="text">
      <style:text-properties style:font-name="Times New Roman" officeooo:rsid="00c75c80"/>
    </style:style>
    <style:style style:name="T65" style:family="text">
      <style:text-properties style:font-name="Times New Roman" officeooo:rsid="00ca3b74"/>
    </style:style>
    <style:style style:name="T66" style:family="text">
      <style:text-properties style:font-name="Times New Roman" officeooo:rsid="00cb3ec1"/>
    </style:style>
    <style:style style:name="T67" style:family="text">
      <style:text-properties style:font-name="Times New Roman" officeooo:rsid="00cb57c7"/>
    </style:style>
    <style:style style:name="T68" style:family="text">
      <style:text-properties style:font-name="Times New Roman" officeooo:rsid="00261cb9"/>
    </style:style>
    <style:style style:name="T69" style:family="text">
      <style:text-properties style:font-name="Times New Roman" officeooo:rsid="00271bdd"/>
    </style:style>
    <style:style style:name="T70" style:family="text">
      <style:text-properties style:font-name="Times New Roman" officeooo:rsid="00ccbeda"/>
    </style:style>
    <style:style style:name="T71" style:family="text">
      <style:text-properties style:font-name="Times New Roman" officeooo:rsid="00d2fb94"/>
    </style:style>
    <style:style style:name="T72" style:family="text">
      <style:text-properties style:font-name="Times New Roman" officeooo:rsid="00d3e7e5"/>
    </style:style>
    <style:style style:name="T73" style:family="text">
      <style:text-properties style:font-name="Times New Roman" officeooo:rsid="00d5c630"/>
    </style:style>
    <style:style style:name="T74" style:family="text">
      <style:text-properties style:font-name="Times New Roman" officeooo:rsid="00d77b62"/>
    </style:style>
    <style:style style:name="T75" style:family="text">
      <style:text-properties style:font-name="Times New Roman" officeooo:rsid="00d80c1b"/>
    </style:style>
    <style:style style:name="T76" style:family="text">
      <style:text-properties style:font-name="Times New Roman" officeooo:rsid="00d8a5b3"/>
    </style:style>
    <style:style style:name="T77" style:family="text">
      <style:text-properties style:font-name="Times New Roman" officeooo:rsid="00d99191"/>
    </style:style>
    <style:style style:name="T78" style:family="text">
      <style:text-properties style:font-name="Times New Roman" officeooo:rsid="00d9dc7d"/>
    </style:style>
    <style:style style:name="T79" style:family="text">
      <style:text-properties style:font-name="Times New Roman" officeooo:rsid="00ddfad9"/>
    </style:style>
    <style:style style:name="T80" style:family="text">
      <style:text-properties style:font-name="Times New Roman" officeooo:rsid="00e5786a"/>
    </style:style>
    <style:style style:name="T81" style:family="text">
      <style:text-properties style:font-name="Times New Roman" officeooo:rsid="00ea8998"/>
    </style:style>
    <style:style style:name="T82" style:family="text">
      <style:text-properties style:font-name="Times New Roman" officeooo:rsid="00ee8a90"/>
    </style:style>
    <style:style style:name="T83" style:family="text">
      <style:text-properties style:font-name="Times New Roman" officeooo:rsid="00ef51e8"/>
    </style:style>
    <style:style style:name="T84" style:family="text">
      <style:text-properties style:font-name="Times New Roman" officeooo:rsid="00efc229"/>
    </style:style>
    <style:style style:name="T85" style:family="text">
      <style:text-properties style:font-name="Times New Roman" officeooo:rsid="00f06bd1"/>
    </style:style>
    <style:style style:name="T86" style:family="text">
      <style:text-properties style:font-name="Times New Roman" officeooo:rsid="00f08972"/>
    </style:style>
    <style:style style:name="T87" style:family="text">
      <style:text-properties style:font-name="Times New Roman" officeooo:rsid="00f21b00"/>
    </style:style>
    <style:style style:name="T88" style:family="text">
      <style:text-properties style:font-name="Times New Roman" officeooo:rsid="00f310f2"/>
    </style:style>
    <style:style style:name="T89" style:family="text">
      <style:text-properties style:font-name="Times New Roman" fo:font-style="normal" style:text-underline-style="solid" style:text-underline-width="auto" style:text-underline-color="font-color" officeooo:rsid="00c75c80" style:font-style-asian="normal" style:font-style-complex="normal"/>
    </style:style>
    <style:style style:name="T90" style:family="text">
      <style:text-properties style:font-name="Times New Roman" fo:font-style="normal" style:text-underline-style="solid" style:text-underline-width="auto" style:text-underline-color="font-color" officeooo:rsid="00ca3b74" style:font-style-asian="normal" style:font-style-complex="normal"/>
    </style:style>
    <style:style style:name="T91" style:family="text">
      <style:text-properties style:font-name="Times New Roman" style:text-underline-style="solid" style:text-underline-width="auto" style:text-underline-color="font-color" officeooo:rsid="00ca3b74"/>
    </style:style>
    <style:style style:name="T92" style:family="text">
      <style:text-properties style:font-name="Times New Roman" style:text-underline-style="solid" style:text-underline-width="auto" style:text-underline-color="font-color" officeooo:rsid="00ccbeda"/>
    </style:style>
    <style:style style:name="T93" style:family="text">
      <style:text-properties style:font-name="Times New Roman" style:text-underline-style="solid" style:text-underline-width="auto" style:text-underline-color="font-color" officeooo:rsid="00cb57c7"/>
    </style:style>
    <style:style style:name="T94" style:family="text">
      <style:text-properties style:font-name="Times New Roman" officeooo:rsid="00f3dffe"/>
    </style:style>
    <style:style style:name="T95" style:family="text">
      <style:text-properties style:font-name="Times New Roman" officeooo:rsid="00f406a0"/>
    </style:style>
    <style:style style:name="T96" style:family="text">
      <style:text-properties style:font-name="Times New Roman" officeooo:rsid="00f5c269"/>
    </style:style>
    <style:style style:name="T97" style:family="text">
      <style:text-properties style:font-name="Times New Roman" officeooo:rsid="00f602ed"/>
    </style:style>
    <style:style style:name="T98" style:family="text">
      <style:text-properties style:font-name="Times New Roman" officeooo:rsid="00f6183f"/>
    </style:style>
    <style:style style:name="T99" style:family="text">
      <style:text-properties style:font-name="Times New Roman" officeooo:rsid="00f6569c"/>
    </style:style>
    <style:style style:name="T100" style:family="text">
      <style:text-properties style:font-name="Times New Roman" officeooo:rsid="00f6e215"/>
    </style:style>
    <style:style style:name="T101" style:family="text">
      <style:text-properties officeooo:rsid="009bce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epuis sa création en 1945, « le machin », comme l’appelait le Général n’a pas tant brill<text:span text:style-name="T101">é</text:span> que cela. <text:span text:style-name="T1">Si bien que chaque année c’est dans une indifférence quasi-générale que les dirigeants prononcent leur discours, ce discours loin de chercher un écho diplomatique est d’avantage politique et sert la « com’ » de chacun pour sa politique intérieure, en particulier pour les dirigeants occidentaux qui cherchent la réélection.</text:span></text:p>
      <text:p text:style-name="P1"/>
      <text:p text:style-name="P4"><text:span text:style-name="T68">L’ONU est-elle obsolète ? </text:span><text:span text:style-name="T69">Il convient tout d’abord de rappeler son but principal à savoir promouvoir et conserver la paix dans le monde. </text:span><text:span text:style-name="T80">M</text:span><text:span text:style-name="T69">ais cette fois attention on ne fera plus les erreurs de la Société des Nations c’est juré, la guerre va être déclarée illégale ! Si je ne doute pas de la bonne volonté de ses fondateurs, il convient de porter un constat réaliste, qui sera ici sévère, sur le bilan de l’ONU et son utilité aujourd’hui. </text:span><text:span text:style-name="T3">L</text:span><text:span text:style-name="T4">a fondation même du conseil de sécurité, organe principal de l’organisation, est problématique : y sont présents de manière permanente cinq États disposant d’un droit de veto sur cha</text:span><text:span text:style-name="T35">cune des</text:span><text:span text:style-name="T4"> q</text:span><text:span text:style-name="T12">uestion</text:span><text:span text:style-name="T13">s</text:span><text:span text:style-name="T4"> abordée</text:span><text:span text:style-name="T13">s</text:span><text:span text:style-name="T4">. Plusieurs problèmes se posent dès lors. Tout d’abord celui de la légitimité du conseil de sécurité, car si à une certaine époque les États-Unis, l’URSS, la Chine et les deux empires européens pouvaient bien représenter la majeure partie du monde, cette époque est désormais révolue, et il n’est pas sérieux de prétendre travailler sur les affaires du monde sans de grandes puissances comme l’Inde, le Japon, l’Allemagne </text:span><text:span text:style-name="T14">et sans</text:span><text:span text:style-name="T4"> même de pays Africains ou Sud-Américains. O</text:span><text:span text:style-name="T5">n soulignera</text:span><text:span text:style-name="T6"> d’ailleurs l’ironie de la </text:span><text:span text:style-name="T7">situation, une </text:span><text:span text:style-name="T8">organisation dont le but est la paix </text:span><text:span text:style-name="T15">mais </text:span><text:span text:style-name="T8">dont le</text:span><text:span text:style-name="T5"> directoire </text:span><text:span text:style-name="T8">est</text:span><text:span text:style-name="T5"> dominé par </text:span><text:span text:style-name="T9">ceux même qui ont un rôle majeur dans le déclenchement des deux guerres mondiales ; </text:span><text:span text:style-name="T81">et </text:span><text:span text:style-name="T56">qui, au nom de la paix, fera la guerre et imposera des embargos meurtriers sur populations civiles.</text:span><text:span text:style-name="T9"> </text:span><text:span text:style-name="T19">De même le fait que l</text:span><text:span text:style-name="T16">’ONU </text:span><text:span text:style-name="T20">ait été </text:span><text:span text:style-name="T16">construite dans le but d’être </text:span><text:span text:style-name="T17">unificatrice </text:span><text:span text:style-name="T21">pose des problèmes de contradiction :</text:span><text:span text:style-name="T17"> d</text:span><text:span text:style-name="T18">u</text:span><text:span text:style-name="T17"> droit des peuples à disposer d’eux-mêmes </text:span><text:span text:style-name="T22">et</text:span><text:span text:style-name="T17"> du respect de l’intégrité territoriale des États, </text:span><text:span text:style-name="T23">comment </text:span><text:span text:style-name="T24">trancher ? C’est en réalité la porte </text:span><text:span text:style-name="T27">ouverte</text:span><text:span text:style-name="T24"> à l’arbitraire </text:span><text:span text:style-name="T25">et </text:span><text:span text:style-name="T28">à </text:span><text:span text:style-name="T25">une application du droit à géométrie variable </text:span><text:span text:style-name="T26">(Kosovo VS Crimée). </text:span><text:span text:style-name="T36">Enfin la </text:span><text:span text:style-name="T29">faiblesse de l’organisation </text:span><text:span text:style-name="T30">face à de nouvelles problématiques comme le terrorisme, </text:span><text:span text:style-name="T31">le climat, les enjeux du cyberespace </text:span><text:span text:style-name="T32">et la mutation de conflit entre États vers des conflit </text:span><text:span text:style-name="T33">in</text:span><text:span text:style-name="T34">tra-étatiques </text:span><text:span text:style-name="T82">ne met qu’un peu plus en avant sa faiblesse.</text:span></text:p>
      <text:p text:style-name="P2"><text:span text:style-name="T10"/></text:p>
      <text:p text:style-name="P5"><text:span text:style-name="T11">A</text:span><text:span text:style-name="T2">près ce jugement sévère, il convient de rappeler néanmoins que l’ONU </text:span><text:span text:style-name="T50">ne </text:span><text:span text:style-name="T2">se résume pas </text:span><text:span text:style-name="T37">uniquement </text:span><text:span text:style-name="T38">au conseil de sécurité et </text:span><text:span text:style-name="T51">à </text:span><text:span text:style-name="T38">son inaction. </text:span><text:span text:style-name="T39">L’ONU reste une tribune dans le monde </text:span><text:span text:style-name="T40">permettant un dialogue entre toutes les nations, </text:span><text:span text:style-name="T41">l’assemblée générale notamment </text:span><text:span text:style-name="T43">a</text:span><text:span text:style-name="T41"> le </text:span><text:span text:style-name="T42">mérit</text:span><text:span text:style-name="T44">e d’infliger chaque année un </text:span><text:span text:style-name="T45">vote cinglant contre les États-Unis et sa politique vis-à-vis de Cuba par exemple. </text:span><text:span text:style-name="T46">Enfin l’ONU c’est aussi l’UNICEF </text:span><text:span text:style-name="T53">et ses programmes pour l’éducatio</text:span><text:span text:style-name="T77">n</text:span><text:span text:style-name="T53">, l’UNESCO </text:span><text:span text:style-name="T54">et </text:span><text:span text:style-name="T55">le patrimoine mondial de l’humanité</text:span><text:span text:style-name="T46">, l’A</text:span><text:span text:style-name="T83">gence Internationale de l’Énergie Atomique </text:span><text:span text:style-name="T46">et la coopération nucléaire, </text:span><text:span text:style-name="T47">l’O</text:span><text:span text:style-name="T84">rganisation internationale du travail</text:span><text:span text:style-name="T47"> </text:span><text:span text:style-name="T48">et ses conventions internationales pour la protection des travailleurs, </text:span><text:span text:style-name="T49">le programme alimentaire mondial et d’autres instances qui souffre </text:span><text:span text:style-name="T52">malheureusement </text:span><text:span text:style-name="T49">d’un manque de reconnaissance. </text:span></text:p>
      <text:p text:style-name="P6"><text:span text:style-name="T49"/></text:p>
      <text:p text:style-name="P3"><text:span text:style-name="T49">E</text:span><text:span text:style-name="T62">n réalité </text:span><text:span text:style-name="T58">poser </text:span><text:span text:style-name="T62">la question de l’ONU </text:span><text:span text:style-name="T58">c’est poser</text:span><text:span text:style-name="T62"> la question même du </text:span><text:span text:style-name="T57">multilatéralisme. </text:span><text:span text:style-name="T59">J’ai </text:span><text:span text:style-name="T85">néanmoins</text:span><text:span text:style-name="T59"> tendance à croire que ce dernier est assez peu possible, l’Occident a </text:span><text:span text:style-name="T60">profité de son avance sur le monde et de sa victoire de la guerre froide pour abuser du droit international. Se faisant il a dévoyé lui même les principes du multilatéralisme qu’il défendai</text:span><text:span text:style-name="T61">t à l’origine, </text:span><text:span text:style-name="T86">et qui depuis sont repris par </text:span><text:span text:style-name="T87">ceux qui s’oppose à l’axe atlantique</text:span><text:span text:style-name="T61">. </text:span><text:span text:style-name="T60"><text:s/></text:span><text:span text:style-name="T63">Je ne vois </text:span><text:span text:style-name="T88">aujourd’hui </text:span><text:span text:style-name="T63">que trois issues pour l’ONU : </text:span><text:span text:style-name="T89">sa fin</text:span><text:span text:style-name="T64"> propulsé par un retour des « populistes », </text:span><text:span text:style-name="T65">un</text:span><text:span text:style-name="T88">e</text:span><text:span text:style-name="T65"> impossibilité pour l’organisation de se réformer et un affrontement croissant avec les nouvelles puissances ; </text:span><text:span text:style-name="T91">s</text:span><text:span text:style-name="T90">a réforme</text:span><text:span text:style-name="T65"> propulsée par les nouvelles puissances qui chercher à promouvoir le multilatéralisme pour </text:span><text:span text:style-name="T66">contre balancer le « camp du bien » ; </text:span><text:span text:style-name="T67">e</text:span><text:span text:style-name="T70">nfin </text:span><text:span text:style-name="T92">le</text:span><text:span text:style-name="T93"> statut quo</text:span><text:span text:style-name="T67"> </text:span><text:span text:style-name="T75">qui ne peut être que tempora</text:span><text:span text:style-name="T76">ire</text:span><text:span text:style-name="T67">. </text:span><text:span text:style-name="T99">En réaliste animé </text:span><text:span text:style-name="T71">par un profond patriotisme je pense que la France dev</text:span><text:span text:style-name="T73">rait chercher à </text:span><text:span text:style-name="T74">garder le statut quo le plus longtemps possible, tout en </text:span><text:span text:style-name="T78">plaçant ses pions </text:span><text:span text:style-name="T79">en cas de possible refonte de l’organisation ; </text:span><text:span text:style-name="T94">et dans ces conditions l’ONU est </text:span><text:span text:style-name="T100">en effet </text:span><text:span text:style-name="T94">b</text:span><text:span text:style-name="T95">el et bien </text:span><text:span text:style-name="T97">obsolète </text:span><text:span text:style-name="T98">pour la </text:span><text:soft-page-break/><text:span text:style-name="T98">promotion de la paix mais</text:span><text:span text:style-name="T95"> </text:span><text:span text:style-name="T97">il reste néanmoins</text:span><text:span text:style-name="T95"> un instrument de puissance à la France.<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1-04T19:48:46.443932749</meta:creation-date>
    <meta:generator>LibreOffice/6.3.4.2.0$Linux_X86_64 LibreOffice_project/30$Build-2</meta:generator>
    <dc:date>2020-11-04T21:33:04.933284983</dc:date>
    <meta:editing-duration>PT1H42M29S</meta:editing-duration>
    <meta:editing-cycles>215</meta:editing-cycles>
    <meta:document-statistic meta:table-count="0" meta:image-count="0" meta:object-count="0" meta:page-count="2" meta:paragraph-count="4" meta:word-count="729" meta:character-count="4480" meta:non-whitespace-character-count="3751"/>
  </office:meta>
</office:document-meta>
</file>